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C3]" style:apply-style-name="Untitled1" style:base-cell-address="pinout.E3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C3]" style:apply-style-name="Untitled1" style:base-cell-address="pinout.E3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C3]" style:apply-style-name="Untitled1" style:base-cell-address="pinout.E3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pinout.$E3]" style:apply-style-name="Untitled1" style:base-cell-address="pinout.G3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pinout.$E3]" style:apply-style-name="Untitled1" style:base-cell-address="pinout.G3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$pinout.$E3]" style:apply-style-name="Untitled1" style:base-cell-address="pinout.G3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$pinout.$E3]" style:apply-style-name="Untitled1" style:base-cell-address="pinout.G3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$pinout.$E3]" style:apply-style-name="Untitled1" style:base-cell-address="pinout.G3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pinout.$E3]" style:apply-style-name="Untitled1" style:base-cell-address="pinout.U3"/>
    </style:style>
    <style:style style:name="ce13" style:family="table-cell" style:parent-style-name="Default" style:data-style-name="N100">
      <style:map style:condition="cell-content()!=[$pinout.$E4]" style:apply-style-name="Untitled1" style:base-cell-address="pinout.V4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stmTestA</text:p>
          </table:table-cell>
          <table:table-cell/>
          <table:table-cell office:value-type="string" calcext:value-type="string">
            <text:p>stmTestB</text:p>
          </table:table-cell>
          <table:table-cell/>
          <table:table-cell office:value-type="string" calcext:value-type="string">
            <text:p>stmTest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t name</text:p>
          </table:table-cell>
          <table:table-cell/>
          <table:table-cell office:value-type="string" calcext:value-type="string">
            <text:p>universal</text:p>
          </table:table-cell>
          <table:table-cell/>
          <table:table-cell table:style-name="ce3" office:value-type="string" calcext:value-type="string">
            <text:p>STM32F030R8</text:p>
          </table:table-cell>
          <table:table-cell table:style-name="ce3"/>
          <table:table-cell office:value-type="string" calcext:value-type="string">
            <text:p>STM32F030RC</text:p>
            <text:p>STM32F070R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/VBAT/VLCD</text:p>
          </table:table-cell>
          <table:table-cell table:content-validation-name="val1" office:value-type="string" calcext:value-type="string">
            <text:p>pwrIn</text:p>
          </table:table-cell>
          <table:table-cell table:style-name="ce4"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7" table:number-columns-repeated="13"/>
          <table:table-cell table:style-name="ce12"/>
          <table:table-cell/>
          <table:table-cell table:style-name="ce7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C13</text:p>
          </table:table-cell>
          <table:table-cell table:style-name="ce7" table:number-columns-repeated="13"/>
          <table:table-cell table:style-name="ce12"/>
          <table:table-cell table:style-name="ce13"/>
          <table:table-cell table:style-name="ce7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C14-OSC32_IN</text:p>
          </table:table-cell>
          <table:table-cell table:style-name="ce7" table:number-columns-repeated="13"/>
          <table:table-cell table:style-name="ce12"/>
          <table:table-cell table:style-name="ce13"/>
          <table:table-cell table:style-name="ce7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C15-OSC32_OUT</text:p>
          </table:table-cell>
          <table:table-cell table:style-name="ce7" table:number-columns-repeated="13"/>
          <table:table-cell table:style-name="ce12"/>
          <table:table-cell table:style-name="ce13"/>
          <table:table-cell table:style-name="ce7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PD0/PH0-OSC_IN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0-OSC_IN</text:p>
          </table:table-cell>
          <table:table-cell table:style-name="ce7" table:number-columns-repeated="13"/>
          <table:table-cell table:style-name="ce12"/>
          <table:table-cell table:style-name="ce13"/>
          <table:table-cell table:style-name="ce7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PD1/PH1-OSC_OUT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1-OSC_OUT</text:p>
          </table:table-cell>
          <table:table-cell table:style-name="ce7" table:number-columns-repeated="13"/>
          <table:table-cell table:style-name="ce12"/>
          <table:table-cell table:style-name="ce13"/>
          <table:table-cell table:style-name="ce7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NRST</text:p>
          </table:table-cell>
          <table:table-cell table:style-name="ce7" table:number-columns-repeated="13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3">
          <table:table-cell office:value-type="string" calcext:value-type="string">
            <text:p>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C0</text:p>
          </table:table-cell>
          <table:table-cell table:style-name="ce7" table:number-columns-repeated="13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3">
          <table:table-cell office:value-type="string" calcext:value-type="string">
            <text:p>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table:style-name="ce8" office:value-type="string" calcext:value-type="string">
            <text:p>PC0</text:p>
          </table:table-cell>
          <table:table-cell table:style-name="ce7" table:number-columns-repeated="13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style-name="ce7" table:number-columns-repeated="14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>
          <table:table-cell table:number-columns-repeated="4"/>
          <table:table-cell table:style-name="ce6" table:number-columns-repeated="2"/>
          <table:table-cell table:style-name="ce7" table:number-columns-repeated="14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5">
          <table:table-cell table:number-columns-repeated="4"/>
          <table:table-cell table:style-name="ce4" table:number-columns-repeated="2"/>
          <table:table-cell table:style-name="ce7" table:number-columns-repeated="14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style-name="ce9" table:number-columns-repeated="2"/>
          <table:table-cell table:style-name="ce7" table:number-columns-repeated="12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8">
          <table:table-cell table:number-columns-repeated="4"/>
          <table:table-cell table:style-name="ce4" table:number-columns-repeated="2"/>
          <table:table-cell table:style-name="ce7" table:number-columns-repeated="14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>
          <table:table-cell table:number-columns-repeated="4"/>
          <table:table-cell table:style-name="ce4" table:number-columns-repeated="2"/>
          <table:table-cell table:style-name="ce7" table:number-columns-repeated="4"/>
          <table:table-cell table:style-name="ce10" table:number-columns-repeated="2"/>
          <table:table-cell table:style-name="ce7" table:number-columns-repeated="8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18">
          <table:table-cell table:number-columns-repeated="4"/>
          <table:table-cell table:style-name="ce4" table:number-columns-repeated="2"/>
          <table:table-cell table:style-name="ce7" table:number-columns-repeated="14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4">
          <table:table-cell table:number-columns-repeated="4"/>
          <table:table-cell table:style-name="ce6" table:number-columns-repeated="2"/>
          <table:table-cell table:style-name="ce9" table:number-columns-repeated="2"/>
          <table:table-cell table:style-name="ce7" table:number-columns-repeated="12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9">
          <table:table-cell table:number-columns-repeated="4"/>
          <table:table-cell table:style-name="ce4" table:number-columns-repeated="2"/>
          <table:table-cell table:style-name="ce7" table:number-columns-repeated="14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table:number-columns-repeated="2"/>
          <table:table-cell table:style-name="ce7" table:number-columns-repeated="10"/>
          <table:table-cell table:style-name="ce11" table:number-columns-repeated="2"/>
          <table:table-cell table:style-name="ce7" table:number-columns-repeated="2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style-name="ce7" table:number-columns-repeated="14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ce6" table:number-columns-repeated="2"/>
          <table:table-cell table:style-name="ce9" table:number-columns-repeated="2"/>
          <table:table-cell table:style-name="ce7" table:number-columns-repeated="12"/>
          <table:table-cell table:style-name="ce12"/>
          <table:table-cell table:style-name="ce7" table:number-columns-repeated="9"/>
          <table:table-cell table:number-columns-repeated="99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inout.E12:pinout.F66 pinout.E12:pinout.E66 pinout.E3:pinout.E10">
            <calcext:condition calcext:apply-style-name="Untitled1" calcext:value="!=[.C3]" calcext:base-cell-address="pinout.E3"/>
          </calcext:conditional-format>
          <calcext:conditional-format calcext:target-range-address="pinout.U3:pinout.U66">
            <calcext:condition calcext:apply-style-name="Untitled1" calcext:value="!=[$pinout.$E3]" calcext:base-cell-address="pinout.U3"/>
          </calcext:conditional-format>
          <calcext:conditional-format calcext:target-range-address="pinout.V9:pinout.AD66 pinout.H3:pinout.U66 pinout.W3:pinout.AD8 pinout.G3:pinout.G10 pinout.G12:pinout.G66">
            <calcext:condition calcext:apply-style-name="Untitled1" calcext:value="!=[$pinout.$E3]" calcext:base-cell-address="pinout.G3"/>
          </calcext:conditional-format>
          <calcext:conditional-format calcext:target-range-address="pinout.V4:pinout.V8">
            <calcext:condition calcext:apply-style-name="Untitled1" calcext:value="!=[$pinout.$E4]" calcext:base-cell-address="pinout.V4"/>
          </calcext:conditional-format>
          <calcext:conditional-format calcext:target-range-address="pinout.V4:pinout.V8">
            <calcext:condition calcext:apply-style-name="Untitled1" calcext:value="!=[$pinout.$E4]" calcext:base-cell-address="pinout.V4"/>
          </calcext:conditional-format>
          <calcext:conditional-format calcext:target-range-address="pinout.E11:pinout.E11">
            <calcext:condition calcext:apply-style-name="Untitled1" calcext:value="!=[.C10]" calcext:base-cell-address="pinout.E10"/>
          </calcext:conditional-format>
          <calcext:conditional-format calcext:target-range-address="pinout.G11:pinout.G11">
            <calcext:condition calcext:apply-style-name="Untitled1" calcext:value="!=[$pinout.$E10]" calcext:base-cell-address="pinout.G10"/>
          </calcext:conditional-format>
        </calcext:conditional-formats>
      </table:table>
      <table:table table:name="aux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 style:data-style-name="N2" text:time-value="16:47:40.1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T4H4M2S</meta:editing-duration>
    <meta:editing-cycles>10</meta:editing-cycles>
    <meta:generator>LibreOffice/5.0.4.2$Windows_x86 LibreOffice_project/2b9802c1994aa0b7dc6079e128979269cf95bc78</meta:generator>
    <meta:initial-creator>Piotr Nowicki</meta:initial-creator>
    <dc:date>2016-01-16T20:28:35.155000000</dc:date>
    <dc:creator>Piotr Nowicki</dc:creator>
    <meta:document-statistic meta:table-count="2" meta:cell-count="71" meta:object-count="0"/>
    <meta:user-defined meta:name="qrichtext">1</meta:user-defined>
  </office:meta>
</office:document-meta>
</file>